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ectoryIndexReader.getIndex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IndexReader.doCommi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ReaderCommit.getGen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IndexReader.fin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rectoryIndexReader.do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ectoryIndexReader.open( final Directory directory , final boolean closeDirectory , final IndexDeletionPolicy deletionPolicy , final IndexCommit commit , final boolean readOnl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irectoryIndexReader.DirectoryIndexReader( Directory directory , SegmentInfos segmentInfos , boolean closeDirectory ,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ectoryIndexReader.reope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irectoryIndexReader.doBody( String segment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aderCommit.isOptim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IndexReader.init( Directory directory , SegmentInfos segmentInfos , boolean closeDirectory , boolean readOnl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irectoryIndexReader.DirectoryIndex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aderCommit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IndexReader.listCommits( Directory di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irectoryIndexReader.acquireWriteLock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aderCommit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IndexReader.setDeletionPolicy( IndexDeletionPolicy deletion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IndexReader.getCommitUse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ectoryIndexReader.rollbackComm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derCommit.isDe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Commit.getSegments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Commit.ReaderCommit( SegmentInfos infos , Directory 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irectoryIndexReader.isOptim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ectoryIndexReader.is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ectoryIndexRead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derCommit.getFi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IndexReader.start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derCommit.getUse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IndexReader.open( final Directory directory , final boolean closeDirectory , final IndexDeletionPolicy deletion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IndexReader.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